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18pt" style:font-size-asian="18pt" style:font-size-complex="18pt"/>
    </style:style>
    <style:style style:name="T3" style:parent-style-name="Standaardalinea-lettertype" style:family="text">
      <style:text-properties fo:font-size="8pt" style:font-size-asian="8pt" style:font-size-complex="8pt"/>
    </style:style>
    <style:style style:name="T4" style:parent-style-name="Standaardalinea-lettertype" style:family="text">
      <style:text-properties fo:font-size="8pt" style:font-size-asian="8pt" style:font-size-complex="8pt"/>
    </style:style>
    <style:style style:name="T5" style:parent-style-name="Standaardalinea-lettertype" style:family="text">
      <style:text-properties fo:font-size="8pt" style:font-size-asian="8pt" style:font-size-complex="8pt"/>
    </style:style>
    <style:style style:name="T6" style:parent-style-name="Standaardalinea-lettertype" style:family="text">
      <style:text-properties fo:font-size="8pt" style:font-size-asian="8pt" style:font-size-complex="8pt"/>
    </style:style>
    <style:style style:name="T7" style:parent-style-name="Standaardalinea-lettertype" style:family="text">
      <style:text-properties fo:font-size="8pt" style:font-size-asian="8pt" style:font-size-complex="8pt"/>
    </style:style>
    <style:style style:name="T8" style:parent-style-name="Standaardalinea-lettertype" style:family="text">
      <style:text-properties fo:font-size="14pt" style:font-size-asian="14pt" style:font-size-complex="14pt"/>
    </style:style>
    <style:style style:name="T9" style:parent-style-name="Standaardalinea-lettertype" style:family="text">
      <style:text-properties fo:font-size="14pt" style:font-size-asian="14pt" style:font-size-complex="14pt"/>
    </style:style>
    <style:style style:name="T10" style:parent-style-name="Standaardalinea-lettertype" style:family="text">
      <style:text-properties fo:font-size="14pt" style:font-size-asian="14pt" style:font-size-complex="14pt"/>
    </style:style>
    <style:style style:name="T11" style:parent-style-name="Standaardalinea-lettertype" style:family="text">
      <style:text-properties fo:font-size="14pt" style:font-size-asian="14pt" style:font-size-complex="14pt"/>
    </style:style>
    <style:style style:name="P12" style:parent-style-name="Standaard" style:family="paragraph">
      <style:text-properties fo:font-size="14pt" style:font-size-asian="14pt" style:font-size-complex="14pt"/>
    </style:style>
    <style:style style:name="T13" style:parent-style-name="Standaardalinea-lettertype" style:family="text">
      <style:text-properties fo:font-size="14pt" style:font-size-asian="14pt" style:font-size-complex="14pt"/>
    </style:style>
    <style:style style:name="T14" style:parent-style-name="Standaardalinea-lettertype" style:family="text">
      <style:text-properties fo:language="en" fo:country="US"/>
    </style:style>
    <style:style style:name="T15" style:parent-style-name="Standaardalinea-lettertype" style:family="text">
      <style:text-properties fo:language="en" fo:country="US"/>
    </style:style>
    <style:style style:name="T16" style:parent-style-name="Standaardalinea-lettertype" style:family="text">
      <style:text-properties fo:language="en" fo:country="US"/>
    </style:style>
    <style:style style:name="T17" style:parent-style-name="Standaardalinea-lettertype" style:family="text">
      <style:text-properties fo:language="en" fo:country="US"/>
    </style:style>
  </office:automatic-styles>
  <office:body>
    <office:text text:use-soft-page-breaks="true">
      <text:p text:style-name="P1"><text:span text:style-name="T2">UX Design Document</text:span><text:line-break/><text:span text:style-name="T3">Door: Mack Mendes Moreira</text:span><text:span text:style-name="T4"><text:line-break/></text:span><text:span text:style-name="T5">Groep: Order 66</text:span><text:span text:style-name="T6"><text:line-break/></text:span><text:span text:style-name="T7">Datum: 1-09-2015</text:span></text:p>
      <text:p text:style-name="Standaard"><text:span text:style-name="T8">1. Welke Game Mechanics zijn er?</text:span><text:line-break/>De PC kan simpele acties uitvoeren zoals lopen, rennen, springen, vechten<text:s/>en haar adem in houden. De vechten mechanic bestaat uit aanvallen en blokken, het aanvallen gebeurd met 1 combo die bestaat uit drie verschillende inputs. Ook gebruikt de PC een stamina en health mechanic. Wanneer de stamina op de nul komt kan de PC niet<text:s/>meer rennen of blokken. Op het moment dat de health van de PC nul is, is de PC dood. Ze repawnt na een bepaalde tijd weer terug bij de laatste checkpoint waar de speler is geweest. Checkpoints zijn bloempjes die particles afschieten op het moment dat ze geactiveerd worden.<text:s/></text:p>
      <text:p text:style-name="Standaard">We hebben ook spinnenwebben die als trampolines gebruikt kunnen worden en het meisje hoger laten springen. De PC krijgt ook val damage als ze van een te hoge plek afvalt. In de zandbak is er een plas water gevuld met steentjes en bladeren die de PC kan gebruiken om over het water te glijden. In de derde level zal de PC het idee krijgen om haar adem in te houden zodat door ze giftige dampwolken kan lopen.</text:p>
      <text:p text:style-name="Standaard">De enemies gebruiken ook een simpele aanval mechanic en er is ook een respawn mechanic voor de enemies. Deze mechanic brengt nieuwe enemies in het spel op het moment dat er geen enemies meer zijn en dat de speler niet naar de respawn point kijkt. En aanhankelijk in welk gebied de speler is zullen de moeilijkheidsgraad van de enemies vergroten.</text:p>
      <text:p text:style-name="Standaard">De PC kan upgrades vinden voor haar wapens en schild, die als collectibles verspreid zitten over de map.</text:p>
      <text:p text:style-name="Standaard"><text:span text:style-name="T9">2. Hoe wordt de speler geïnformeerd?</text:span><text:line-break/>De speler wordt op nieuwe dingen aangewezen door de PC zelf! Op het moment dat de speler iets nieuws moet weten of een hint of tip moet krijgen, zal er een denkwolkje bij de hoofd van de PC komen die dan indirect met de speler praat en verteld wat zij kunnen doen in hun huidige situatie.<text:s/></text:p>
      <text:p text:style-name="Standaard">De HUD zal informatie over haar health,<text:s/>stamina<text:s/>en<text:s/>het<text:s/>aantal collectibles die de<text:s/>speler heeft verzameld. Elke keer wanneer de speler iets voor het eerst beleefd,<text:s/>zal de PC hierop commentaar geven. Bij puzzels zal de PC in het begin denken hoe ze haar omgeving kan gebruiken en naar mate hoe verder ze de puzzel ingaat, hoe minder ze de speler zal vertellen wat er gebeuren moet.</text:p>
      <text:p text:style-name="Standaard"><text:span text:style-name="T10">3. Wat is de balans tussen informatie voorzien en achterlaten bij de puzzels?</text:span><text:span text:style-name="T11"><text:line-break/></text:span>De speler zal minder informatie krijgen na mate de puzzel steeds moeilijker wordt, maar zolang de speler zelf op de details die om hem heen bevindt let zal hij de puzzel wel halen.</text:p>
      <text:p text:style-name="Standaard">Belangrijker dingen zullen aangegeven worden door opvallende particle effects. Als de speler na een bepaalde lange tijd niet verder gaat met de puzzel of steeds opnieuw moet beginnen zal de PC de speler een hint geven.</text:p>
      <text:p text:style-name="P12"/>
      <text:soft-page-break/>
      <text:p text:style-name="Standaard"><text:span text:style-name="T13">4. Wat is de duidelijke flow van de game?</text:span><text:line-break/><text:span text:style-name="T14">Logo van team</text:span><text:span text:style-name="T15"><text:s/>&gt; Logo van game &gt; Main menu &gt;<text:s/></text:span><text:span text:style-name="T16">level 1&gt; loadingscreen &gt; level 2 &gt; loadingscr</text:span><text:span text:style-name="T17">een &gt; level 3 &gt; GameOver screen &gt; Credits &gt; Main menu</text:span></text:p>
      <text:p text:style-name="Standaard">Tijdens het spelen kan de speler niet<text:s/>teruggaan naar de<text:s/>vorige level.<text:s/>Om een level nogmaals te spelen moet de speler de huidige playthrough succesvol beindigen of een save opstarten. Bij het beindigen van het spel zal de speler in new game+ komen. Hierin kan de speler de overgebleven collectibles verzamelen en zijn de uitdagingen moeilijker.<text:s/><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09-01T07:46:00Z</meta:creation-date>
    <dc:date>2015-09-03T11:31:00Z</dc:date>
    <meta:template xlink:href="Normal" xlink:type="simple"/>
    <meta:editing-cycles>29</meta:editing-cycles>
    <meta:editing-duration>PT120420S</meta:editing-duration>
    <meta:document-statistic meta:page-count="2" meta:paragraph-count="6" meta:word-count="506" meta:character-count="3285" meta:row-count="23" meta:non-whitespace-character-count="2785"/>
  </office:meta>
</office:document-meta>
</file>